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OR(AND(([.$E$15]-2*[.$E$18])&lt;=[.B1];[.B1]&lt;=([.$E$15]-[.$E$18]));AND(([.$E$15]+[.$E$18])&lt;=[.B1];[.B1]&lt;=([.$E$15]+2*[.$E$18]))))" style:apply-style-name="Untitled2" style:base-cell-address="Sheet1.B1"/>
      <style:map style:condition="is-true-formula(AND(([.$E$15]-[.$E$18])&lt;=[.B1];[.B1]&lt;=([.$E$15]+[.$E$18])))" style:apply-style-name="Untitled3" style:base-cell-address="Sheet1.B1"/>
      <style:map style:condition="is-true-formula(OR(AND(([.$E$15]-3*[.$E$18])&lt;=[.B1];[.B1]&lt;=([.$E$15]-2*[.$E$18]));AND(([.$E$15]+2*[.$E$18])&lt;=[.B1];[.B1]&lt;=([.$E$15]+3*[.$E$18]))))" style:apply-style-name="Untitled4" style:base-cell-address="Sheet1.B1"/>
    </style:style>
    <style:style style:name="ce2" style:family="table-cell" style:parent-style-name="Default">
      <style:map style:condition="is-true-formula([.B13]=MAX([.$B13:.$D13]))" style:apply-style-name="Untitled5" style:base-cell-address="Sheet1.B13"/>
    </style:style>
    <style:style style:name="ce3" style:family="table-cell" style:parent-style-name="Default" style:data-style-name="N99"/>
    <style:style style:name="ce4" style:family="table-cell" style:parent-style-name="Default">
      <style:map style:condition="is-true-formula(OR(AND(([.$E$15]-2*[.$E$18])&lt;=[.B1];[.B1]&lt;=([.$E$15]-[.$E$18]));AND(([.$E$15]+[.$E$18])&lt;=[.B1];[.B1]&lt;=([.$E$15]+2*[.$E$18]))))" style:apply-style-name="Untitled2" style:base-cell-address="Sheet2.B1"/>
      <style:map style:condition="is-true-formula(AND(([.$E$15]-[.$E$18])&lt;=[.B1];[.B1]&lt;=([.$E$15]+[.$E$18])))" style:apply-style-name="Untitled3" style:base-cell-address="Sheet2.B1"/>
      <style:map style:condition="is-true-formula(OR(AND(([.$E$15]-3*[.$E$18])&lt;=[.B1];[.B1]&lt;=([.$E$15]-2*[.$E$18]));AND(([.$E$15]+2*[.$E$18])&lt;=[.B1];[.B1]&lt;=([.$E$15]+3*[.$E$18]))))" style:apply-style-name="Untitled4" style:base-cell-address="Sheet2.B1"/>
    </style:style>
    <style:style style:name="ce5" style:family="table-cell" style:parent-style-name="Default">
      <style:map style:condition="is-true-formula([.B13]=MAX([.$B13:.$D13]))" style:apply-style-name="Untitled5" style:base-cell-address="Sheet2.B1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QUARTILE([.B1:.D12];1)" office:value-type="float" office:value="7" calcext:value-type="float">
            <text:p>7</text:p>
          </table:table-cell>
          <table:table-cell table:formula="of:=QUARTILE([.B1:.D12];3)" office:value-type="float" office:value="11.25" calcext:value-type="float">
            <text:p>11.25</text:p>
          </table:table-cell>
          <table:table-cell table:formula="of:=[.G7]-[.F7]"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F7]-[.H7]*1.5" office:value-type="float" office:value="0.625" calcext:value-type="float">
            <text:p>0.625</text:p>
          </table:table-cell>
          <table:table-cell table:formula="of:=[.G7]+[.H7]*1.5" office:value-type="float" office:value="17.625" calcext:value-type="float">
            <text:p>17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15]-[.$G12]*[.$E$18]" office:value-type="float" office:value="6.0749030029199" calcext:value-type="float">
            <text:p>6.0749030029</text:p>
          </table:table-cell>
          <table:table-cell table:formula="of:=[.$E$15]+[.$G12]*[.$E$18]" office:value-type="float" office:value="13.313985885969" calcext:value-type="float">
            <text:p>13.313985886</text:p>
          </table:table-cell>
          <table:table-cell table:formula="of:=CEILING([.H12];1)" office:value-type="float" office:value="7" calcext:value-type="float">
            <text:p>7</text:p>
          </table:table-cell>
          <table:table-cell table:formula="of:=INT([.I1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:.B12])" office:value-type="float" office:value="103" calcext:value-type="float">
            <text:p>103</text:p>
          </table:table-cell>
          <table:table-cell table:style-name="ce2" table:formula="of:=SUM([.C1:.C12])" office:value-type="float" office:value="115" calcext:value-type="float">
            <text:p>115</text:p>
          </table:table-cell>
          <table:table-cell table:style-name="ce2" table:formula="of:=SUM([.D1:.D12])" office:value-type="float" office:value="131" calcext:value-type="float">
            <text:p>131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table:formula="of:=[.$E$15]-[.$G13]*[.$E$18]" office:value-type="float" office:value="2.45536156139535" calcext:value-type="float">
            <text:p>2.4553615614</text:p>
          </table:table-cell>
          <table:table-cell table:formula="of:=[.$E$15]+[.$G13]*[.$E$18]" office:value-type="float" office:value="16.9335273274935" calcext:value-type="float">
            <text:p>16.9335273275</text:p>
          </table:table-cell>
          <table:table-cell table:formula="of:=CEILING([.H13];1)" office:value-type="float" office:value="3" calcext:value-type="float">
            <text:p>3</text:p>
          </table:table-cell>
          <table:table-cell table:formula="of:=INT([.I13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formula="of:=[.$E$15]-[.$G14]*[.$E$18]" office:value-type="float" office:value="-1.16417988012919" calcext:value-type="float">
            <text:p>-1.1641798801</text:p>
          </table:table-cell>
          <table:table-cell table:formula="of:=[.$E$15]+[.$G14]*[.$E$18]" office:value-type="float" office:value="20.5530687690181" calcext:value-type="float">
            <text:p>20.553068769</text:p>
          </table:table-cell>
          <table:table-cell table:formula="of:=CEILING([.H14];1)" office:value-type="string" office:string-value="" calcext:value-type="error">
            <text:p>Err:502</text:p>
          </table:table-cell>
          <table:table-cell table:formula="of:=INT([.I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1:.B12])" office:value-type="float" office:value="8.58333333333333" calcext:value-type="float">
            <text:p>8.5833333333</text:p>
          </table:table-cell>
          <table:table-cell table:style-name="Default" table:formula="of:=AVERAGE([.C1:.C12])" office:value-type="float" office:value="9.58333333333333" calcext:value-type="float">
            <text:p>9.5833333333</text:p>
          </table:table-cell>
          <table:table-cell table:style-name="Default" table:formula="of:=AVERAGE([.D1:.D12])" office:value-type="float" office:value="10.9166666666667" calcext:value-type="float">
            <text:p>10.9166666667</text:p>
          </table:table-cell>
          <table:table-cell table:formula="of:=AVERAGE([.B1:.D12])" office:value-type="float" office:value="9.69444444444444" calcext:value-type="float">
            <text:p>9.69444444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$15]-[.$G15]*[.$E$18]" office:value-type="float" office:value="-4.78372132165373" calcext:value-type="float">
            <text:p>-4.7837213217</text:p>
          </table:table-cell>
          <table:table-cell table:formula="of:=[.$E$15]+[.$G15]*[.$E$18]" office:value-type="float" office:value="24.1726102105426" calcext:value-type="float">
            <text:p>24.1726102105</text:p>
          </table:table-cell>
          <table:table-cell table:formula="of:=CEILING([.H15];1)" office:value-type="string" office:string-value="" calcext:value-type="error">
            <text:p>Err:502</text:p>
          </table:table-cell>
          <table:table-cell table:formula="of:=INT([.I1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1:.B12])" office:value-type="float" office:value="9" calcext:value-type="float">
            <text:p>9</text:p>
          </table:table-cell>
          <table:table-cell table:style-name="Default" table:formula="of:=MEDIAN([.C1:.C12])" office:value-type="float" office:value="9.5" calcext:value-type="float">
            <text:p>9.5</text:p>
          </table:table-cell>
          <table:table-cell table:style-name="Default" table:formula="of:=MEDIAN([.D1:.D12])" office:value-type="float" office:value="8.5" calcext:value-type="float">
            <text:p>8.5</text:p>
          </table:table-cell>
          <table:table-cell table:formula="of:=MEDIAN([.B1:.D12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$15]-[.$G16]*[.$E$18]" office:value-type="float" office:value="-8.40326276317828" calcext:value-type="float">
            <text:p>-8.4032627632</text:p>
          </table:table-cell>
          <table:table-cell table:formula="of:=[.$E$15]+[.$G16]*[.$E$18]" office:value-type="float" office:value="27.7921516520672" calcext:value-type="float">
            <text:p>27.7921516521</text:p>
          </table:table-cell>
          <table:table-cell table:formula="of:=CEILING([.H16];1)" office:value-type="string" office:string-value="" calcext:value-type="error">
            <text:p>Err:502</text:p>
          </table:table-cell>
          <table:table-cell table:formula="of:=INT([.I1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style-name="Default" table:formula="of:=MODE([.B1:.B12])" office:value-type="float" office:value="9" calcext:value-type="float">
            <text:p>9</text:p>
          </table:table-cell>
          <table:table-cell table:style-name="Default" table:formula="of:=MODE([.C1:.C12])" office:value-type="float" office:value="8" calcext:value-type="float">
            <text:p>8</text:p>
          </table:table-cell>
          <table:table-cell table:style-name="Default" table:formula="of:=MODE([.D1:.D12])" office:value-type="float" office:value="7" calcext:value-type="float">
            <text:p>7</text:p>
          </table:table-cell>
          <table:table-cell table:formula="of:=MODE([.B1:.D12])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15]-[.$G17]*[.$E$18]" office:value-type="float" office:value="-12.0228042047028" calcext:value-type="float">
            <text:p>-12.0228042047</text:p>
          </table:table-cell>
          <table:table-cell table:formula="of:=[.$E$15]+[.$G17]*[.$E$18]" office:value-type="float" office:value="31.4116930935917" calcext:value-type="float">
            <text:p>31.4116930936</text:p>
          </table:table-cell>
          <table:table-cell table:formula="of:=CEILING([.H17];1)" office:value-type="string" office:string-value="" calcext:value-type="error">
            <text:p>Err:502</text:p>
          </table:table-cell>
          <table:table-cell table:formula="of:=INT([.I1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Default" table:formula="of:=COM.MICROSOFT.STDEV.P([.B1:.B12])" office:value-type="float" office:value="2.53174292182722" calcext:value-type="float">
            <text:p>2.5317429218</text:p>
          </table:table-cell>
          <table:table-cell table:style-name="Default" table:formula="of:=COM.MICROSOFT.STDEV.P([.C1:.C12])" office:value-type="float" office:value="2.8710721961587" calcext:value-type="float">
            <text:p>2.8710721962</text:p>
          </table:table-cell>
          <table:table-cell table:style-name="Default" table:formula="of:=COM.MICROSOFT.STDEV.P([.D1:.D12])" office:value-type="float" office:value="4.68078222332787" calcext:value-type="float">
            <text:p>4.6807822233</text:p>
          </table:table-cell>
          <table:table-cell table:formula="of:=COM.MICROSOFT.STDEV.P([.B1:.D12])" office:value-type="float" office:value="3.61954144152454" calcext:value-type="float">
            <text:p>3.619541441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formula="of:=9/[.E18]" office:value-type="float" office:value="2.48650281959728" calcext:value-type="float">
            <text:p>2.4865028196</text:p>
          </table:table-cell>
          <table:table-cell/>
        </table:table-row>
        <calcext:conditional-formats>
          <calcext:conditional-format calcext:target-range-address="Sheet1.B1:Sheet1.D12">
            <calcext:condition calcext:apply-style-name="Untitled2" calcext:value="formula-is(OR(AND(([.$E$15]-2*[.$E$18])&lt;=[.B1];[.B1]&lt;=([.$E$15]-[.$E$18]));AND(([.$E$15]+[.$E$18])&lt;=[.B1];[.B1]&lt;=([.$E$15]+2*[.$E$18]))))" calcext:base-cell-address="Sheet1.B1"/>
            <calcext:condition calcext:apply-style-name="Untitled3" calcext:value="formula-is(AND(([.$E$15]-[.$E$18])&lt;=[.B1];[.B1]&lt;=([.$E$15]+[.$E$18])))" calcext:base-cell-address="Sheet1.B1"/>
            <calcext:condition calcext:apply-style-name="Untitled4" calcext:value="formula-is(OR(AND(([.$E$15]-3*[.$E$18])&lt;=[.B1];[.B1]&lt;=([.$E$15]-2*[.$E$18]));AND(([.$E$15]+2*[.$E$18])&lt;=[.B1];[.B1]&lt;=([.$E$15]+3*[.$E$18]))))" calcext:base-cell-address="Sheet1.B1"/>
          </calcext:conditional-format>
          <calcext:conditional-format calcext:target-range-address="Sheet1.B13:Sheet1.D13">
            <calcext:condition calcext:apply-style-name="Untitled5" calcext:value="formula-is([.B13]=MAX([.$B13:.$D13]))" calcext:base-cell-address="Sheet1.B13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" table:default-cell-style-name="Default"/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08" calcext:value-type="float">
            <text:p>208</text:p>
          </table:table-cell>
          <table:table-cell table:formula="of:=AVERAGE([.M1:.M11])" office:value-type="float" office:value="451.272727272727" calcext:value-type="float">
            <text:p>451.2727272727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table:formula="of:=1/[.N1]" office:value-type="float" office:value="0.00221595487510073" calcext:value-type="float">
            <text:p>0.00221595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287" calcext:value-type="float">
            <text:p>128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15]-[.$G12]*[.$E$18]" office:value-type="float" office:value="5.50148461158575" calcext:value-type="float">
            <text:p>5.5014846116</text:p>
          </table:table-cell>
          <table:table-cell table:formula="of:=[.$E$15]+[.$G12]*[.$E$18]" office:value-type="float" office:value="12.776293166192" calcext:value-type="float">
            <text:p>12.7762931662</text:p>
          </table:table-cell>
          <table:table-cell table:formula="of:=CEILING([.H12];1)" office:value-type="float" office:value="6" calcext:value-type="float">
            <text:p>6</text:p>
          </table:table-cell>
          <table:table-cell table:formula="of:=INT([.I12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:.B12])" office:value-type="float" office:value="112" calcext:value-type="float">
            <text:p>112</text:p>
          </table:table-cell>
          <table:table-cell table:style-name="ce5" table:formula="of:=SUM([.C1:.C12])" office:value-type="float" office:value="116" calcext:value-type="float">
            <text:p>116</text:p>
          </table:table-cell>
          <table:table-cell table:style-name="ce5" table:formula="of:=SUM([.D1:.D12])" office:value-type="float" office:value="101" calcext:value-type="float">
            <text:p>101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table:formula="of:=[.$E$15]-[.$G13]*[.$E$18]" office:value-type="float" office:value="1.8640803342826" calcext:value-type="float">
            <text:p>1.8640803343</text:p>
          </table:table-cell>
          <table:table-cell table:formula="of:=[.$E$15]+[.$G13]*[.$E$18]" office:value-type="float" office:value="16.4136974434952" calcext:value-type="float">
            <text:p>16.4136974435</text:p>
          </table:table-cell>
          <table:table-cell table:formula="of:=CEILING([.H13];1)" office:value-type="float" office:value="2" calcext:value-type="float">
            <text:p>2</text:p>
          </table:table-cell>
          <table:table-cell table:formula="of:=INT([.I1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formula="of:=[.$E$15]-[.$G14]*[.$E$18]" office:value-type="float" office:value="-1.77332394302054" calcext:value-type="float">
            <text:p>-1.773323943</text:p>
          </table:table-cell>
          <table:table-cell table:formula="of:=[.$E$15]+[.$G14]*[.$E$18]" office:value-type="float" office:value="20.0511017207983" calcext:value-type="float">
            <text:p>20.0511017208</text:p>
          </table:table-cell>
          <table:table-cell table:formula="of:=CEILING([.H14];1)" office:value-type="string" office:string-value="" calcext:value-type="error">
            <text:p>Err:502</text:p>
          </table:table-cell>
          <table:table-cell table:formula="of:=INT([.I14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1:.B12])" office:value-type="float" office:value="9.33333333333333" calcext:value-type="float">
            <text:p>9.3333333333</text:p>
          </table:table-cell>
          <table:table-cell table:style-name="Default" table:formula="of:=AVERAGE([.C1:.C12])" office:value-type="float" office:value="9.66666666666667" calcext:value-type="float">
            <text:p>9.6666666667</text:p>
          </table:table-cell>
          <table:table-cell table:style-name="Default" table:formula="of:=AVERAGE([.D1:.D12])" office:value-type="float" office:value="8.41666666666667" calcext:value-type="float">
            <text:p>8.4166666667</text:p>
          </table:table-cell>
          <table:table-cell table:formula="of:=AVERAGE([.B1:.D12])" office:value-type="float" office:value="9.13888888888889" calcext:value-type="float">
            <text:p>9.13888888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$15]-[.$G15]*[.$E$18]" office:value-type="float" office:value="-5.41072822032369" calcext:value-type="float">
            <text:p>-5.4107282203</text:p>
          </table:table-cell>
          <table:table-cell table:formula="of:=[.$E$15]+[.$G15]*[.$E$18]" office:value-type="float" office:value="23.6885059981015" calcext:value-type="float">
            <text:p>23.6885059981</text:p>
          </table:table-cell>
          <table:table-cell table:formula="of:=CEILING([.H15];1)" office:value-type="string" office:string-value="" calcext:value-type="error">
            <text:p>Err:502</text:p>
          </table:table-cell>
          <table:table-cell table:formula="of:=INT([.I15])" office:value-type="float" office:value="23" calcext:value-type="float">
            <text:p>23</text:p>
          </table:table-cell>
          <table:table-cell/>
          <table:table-cell office:value-type="float" office:value="19346" calcext:value-type="float">
            <text:p>19346</text:p>
          </table:table-cell>
          <table:table-cell table:formula="of:=AVERAGE([.M15:.M19])" office:value-type="float" office:value="9656.2" calcext:value-type="float">
            <text:p>9656.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1:.B12])" office:value-type="float" office:value="8.5" calcext:value-type="float">
            <text:p>8.5</text:p>
          </table:table-cell>
          <table:table-cell table:style-name="Default" table:formula="of:=MEDIAN([.C1:.C12])" office:value-type="float" office:value="9.5" calcext:value-type="float">
            <text:p>9.5</text:p>
          </table:table-cell>
          <table:table-cell table:style-name="Default" table:formula="of:=MEDIAN([.D1:.D12])" office:value-type="float" office:value="8" calcext:value-type="float">
            <text:p>8</text:p>
          </table:table-cell>
          <table:table-cell table:formula="of:=MEDIAN([.B1:.D12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$15]-[.$G16]*[.$E$18]" office:value-type="float" office:value="-9.04813249762683" calcext:value-type="float">
            <text:p>-9.0481324976</text:p>
          </table:table-cell>
          <table:table-cell table:formula="of:=[.$E$15]+[.$G16]*[.$E$18]" office:value-type="float" office:value="27.3259102754046" calcext:value-type="float">
            <text:p>27.3259102754</text:p>
          </table:table-cell>
          <table:table-cell table:formula="of:=CEILING([.H16];1)" office:value-type="string" office:string-value="" calcext:value-type="error">
            <text:p>Err:502</text:p>
          </table:table-cell>
          <table:table-cell table:formula="of:=INT([.I16])" office:value-type="float" office:value="27" calcext:value-type="float">
            <text:p>27</text:p>
          </table:table-cell>
          <table:table-cell/>
          <table:table-cell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table:style-name="Default" table:formula="of:=MODE([.B1:.B12])" office:value-type="float" office:value="7" calcext:value-type="float">
            <text:p>7</text:p>
          </table:table-cell>
          <table:table-cell table:style-name="Default" table:formula="of:=MODE([.C1:.C12])" office:value-type="float" office:value="7" calcext:value-type="float">
            <text:p>7</text:p>
          </table:table-cell>
          <table:table-cell table:style-name="Default" table:formula="of:=MODE([.D1:.D12])" office:value-type="float" office:value="4" calcext:value-type="float">
            <text:p>4</text:p>
          </table:table-cell>
          <table:table-cell table:formula="of:=MODE([.B1:.D12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15]-[.$G17]*[.$E$18]" office:value-type="float" office:value="-12.68553677493" calcext:value-type="float">
            <text:p>-12.6855367749</text:p>
          </table:table-cell>
          <table:table-cell table:formula="of:=[.$E$15]+[.$G17]*[.$E$18]" office:value-type="float" office:value="30.9633145527078" calcext:value-type="float">
            <text:p>30.9633145527</text:p>
          </table:table-cell>
          <table:table-cell table:formula="of:=CEILING([.H17];1)" office:value-type="string" office:string-value="" calcext:value-type="error">
            <text:p>Err:502</text:p>
          </table:table-cell>
          <table:table-cell table:formula="of:=INT([.I17])" office:value-type="float" office:value="30" calcext:value-type="float">
            <text:p>30</text:p>
          </table:table-cell>
          <table:table-cell/>
          <table:table-cell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style-name="Default" table:formula="of:=STDEVP([.B1:.B12])" office:value-type="float" office:value="3.0368111930481" calcext:value-type="float">
            <text:p>3.036811193</text:p>
          </table:table-cell>
          <table:table-cell table:style-name="Default" table:formula="of:=STDEVP([.C1:.C12])" office:value-type="float" office:value="2.62466929133727" calcext:value-type="float">
            <text:p>2.6246692913</text:p>
          </table:table-cell>
          <table:table-cell table:style-name="Default" table:formula="of:=STDEVP([.D1:.D12])" office:value-type="float" office:value="4.7689679759415" calcext:value-type="float">
            <text:p>4.7689679759</text:p>
          </table:table-cell>
          <table:table-cell table:formula="of:=STDEVP([.B1:.D12])" office:value-type="float" office:value="3.63740427730314" calcext:value-type="float">
            <text:p>3.6374042773</text:p>
          </table:table-cell>
          <table:table-cell table:number-columns-repeated="7"/>
          <table:table-cell office:value-type="float" office:value="5085" calcext:value-type="float">
            <text:p>508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/>
          <table:table-cell table:number-columns-repeated="7"/>
          <table:table-cell office:value-type="float" office:value="15297" calcext:value-type="float">
            <text:p>15297</text:p>
          </table:table-cell>
          <table:table-cell/>
        </table:table-row>
        <calcext:conditional-formats>
          <calcext:conditional-format calcext:target-range-address="Sheet2.B1:Sheet2.D12">
            <calcext:condition calcext:apply-style-name="Untitled2" calcext:value="formula-is(OR(AND(([.$E$15]-2*[.$E$18])&lt;=[.B1];[.B1]&lt;=([.$E$15]-[.$E$18]));AND(([.$E$15]+[.$E$18])&lt;=[.B1];[.B1]&lt;=([.$E$15]+2*[.$E$18]))))" calcext:base-cell-address="Sheet2.B1"/>
            <calcext:condition calcext:apply-style-name="Untitled3" calcext:value="formula-is(AND(([.$E$15]-[.$E$18])&lt;=[.B1];[.B1]&lt;=([.$E$15]+[.$E$18])))" calcext:base-cell-address="Sheet2.B1"/>
            <calcext:condition calcext:apply-style-name="Untitled4" calcext:value="formula-is(OR(AND(([.$E$15]-3*[.$E$18])&lt;=[.B1];[.B1]&lt;=([.$E$15]-2*[.$E$18]));AND(([.$E$15]+2*[.$E$18])&lt;=[.B1];[.B1]&lt;=([.$E$15]+3*[.$E$18]))))" calcext:base-cell-address="Sheet2.B1"/>
          </calcext:conditional-format>
          <calcext:conditional-format calcext:target-range-address="Sheet2.B13:Sheet2.D13">
            <calcext:condition calcext:apply-style-name="Untitled5" calcext:value="formula-is([.B13]=MAX([.$B13:.$D13]))" calcext:base-cell-address="Sheet2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dcff"/>
    </style:style>
    <style:style style:name="Untitled2" style:family="table-cell" style:parent-style-name="Default">
      <style:table-cell-properties fo:background-color="#23b8dc"/>
    </style:style>
    <style:style style:name="Untitled3" style:family="table-cell" style:parent-style-name="Default">
      <style:table-cell-properties fo:background-color="#00ffff"/>
    </style:style>
    <style:style style:name="Untitled4" style:family="table-cell" style:parent-style-name="Default">
      <style:table-cell-properties fo:background-color="#198a8a" style:vertical-justify="auto"/>
      <style:paragraph-properties css3t:text-justify="auto"/>
      <style:text-properties fo:color="#ffffff" fo:font-size="11pt" fo:font-weight="bold"/>
    </style:style>
    <style:style style:name="Untitled5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23:20:28.392394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9:10:12.202881800</meta:creation-date>
    <dc:date>2015-10-21T14:04:39.329839701</dc:date>
    <meta:editing-duration>P5DT5H35M57S</meta:editing-duration>
    <meta:editing-cycles>5</meta:editing-cycles>
    <meta:generator>LibreOffice/4.2.8.2$Linux_X86_64 LibreOffice_project/420m0$Build-2</meta:generator>
    <meta:document-statistic meta:table-count="2" meta:cell-count="211" meta:object-count="0"/>
  </office:meta>
</office:document-meta>
</file>